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MP0">
      <style:paragraph-properties style:page-number="auto" fo:break-before="page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us avons commencé le projet le samedi 28 Janvier / impossible avant faute de nos partiels ou de l’indisponibilité de l’un d’entre nous.</text:p>
      <text:p text:style-name="Standard">Nous avons consacré notre semaine et week-end au projet (semaine allégée, car début de semestre 2)</text:p>
      <text:p text:style-name="Standard">Julien a réalisé la partie C</text:p>
      <text:p text:style-name="Standard">Gaspard a réalisé la partie shell et le début des graphes</text:p>
      <text:p text:style-name="Standard">Nous avons travaillé chacun de notre côté avec une mise en commun de nos avancés 3 à 4 x par jours </text:p>
      <text:p text:style-name="Standard"/>
      <text:list xml:id="list8231141336566112138" text:style-name="L1">
        <text:list-item>
          <text:p text:style-name="P1">La mise en commun du C avec le shell n’a pas était faite </text:p>
        </text:list-item>
        <text:list-item>
          <text:p text:style-name="P1">La partie shell filtre toutes les options mais n’appelle pas le fichier c pour trier les fichiers. Elle envoie donc simplement les fichiers filtrés dans le document courant.</text:p>
        </text:list-item>
        <text:list-item>
          <text:p text:style-name="P1">Nous avons le début de nos graphes sur le fichier graphe.sh. Nous les avons utilisé sur des fichiers qui on était filtré par le shell récupéré à la main et triée par le C (les fonctions graphes sont incomplètes, ce n’est qu’un début)</text:p>
        </text:list-item>
        <text:list-item>
          <text:p text:style-name="P1">Tous les algorithmes de la partie C sont fonctionnels indépendamment du shell, pas de mise en commun avec ce dernier. </text:p>
        </text:list-item>
      </text:list>
      <text:p text:style-name="Standard"><text:s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WW_5f_CharLFO2LVL1" style:display-name="WW_CharLFO2LVL1" style:family="text">
      <style:text-properties style:font-name="Times New Roman" style:font-name-asian="SimSun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Mégnoux</meta:initial-creator>
    <meta:creation-date>2023-02-03T23:25:47.86</meta:creation-date>
    <meta:document-statistic meta:table-count="0" meta:image-count="0" meta:object-count="0" meta:page-count="1" meta:paragraph-count="10" meta:word-count="185" meta:character-count="1006"/>
    <dc:date>2023-02-03T23:26:32.05</dc:date>
    <dc:creator>Julien Mégnoux</dc:creator>
    <meta:editing-duration>PT44S</meta:editing-duration>
    <meta:editing-cycles>1</meta:editing-cycles>
    <meta:generator>OpenOffice/4.1.7$Win32 OpenOffice.org_project/417m1$Build-9800</meta:generator>
  </office:meta>
</office:document-meta>
</file>